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41cm"/>
    </style:style>
    <style:style style:name="gr3" style:family="graphic" style:parent-style-name="standard">
      <style:graphic-properties draw:stroke="none" svg:stroke-color="#000000" draw:fill="none" draw:fill-color="#ffffff" fo:min-height="0.968cm"/>
    </style:style>
    <style:style style:name="gr4" style:family="graphic" style:parent-style-name="objectwithoutfill">
      <style:graphic-properties svg:stroke-width="0.053cm" svg:stroke-color="#000000" draw:marker-start="Symmetric_20_Arrow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opacity="50%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3.205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Source Code Pro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  <style:text-properties style:font-name="Source Code Pro1" fo:font-size="14pt" style:font-size-asian="14pt" style:font-size-complex="14pt"/>
    </style:style>
    <style:style style:name="P6" style:family="paragraph">
      <loext:graphic-properties draw:fill="solid"/>
      <style:paragraph-properties fo:text-align="center"/>
      <style:text-properties fo:color="#000000" style:font-name="Source Code Pro1" fo:font-size="14pt" style:font-size-asian="14pt" style:font-size-complex="14pt"/>
    </style:style>
    <style:style style:name="P7" style:family="paragraph">
      <loext:graphic-properties draw:fill="solid" draw:opacity="50%"/>
      <style:paragraph-properties fo:text-align="center"/>
    </style:style>
    <style:style style:name="P8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9" style:family="paragraph">
      <style:text-properties style:font-name="Source Code Pro1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Source Code Pro1" fo:font-weight="bold" style:font-weight-asian="bold" style:font-weight-complex="bold"/>
    </style:style>
    <style:style style:name="T1" style:family="text">
      <style:text-properties style:font-name="Source Code Pro1" fo:font-size="16pt" style:font-size-asian="16pt" style:font-size-complex="16pt"/>
    </style:style>
    <style:style style:name="T2" style:family="text">
      <style:text-properties style:font-name="Source Code Pro1" fo:font-size="14pt" style:font-size-asian="14pt" style:font-size-complex="14pt"/>
    </style:style>
    <style:style style:name="T3" style:family="text">
      <style:text-properties style:font-name="Source Code Pro1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Source Code Pro1" fo:font-size="14pt" style:font-size-asian="14pt" style:font-size-complex="14pt"/>
    </style:style>
    <style:style style:name="T5" style:family="text">
      <style:text-properties style:font-name="Source Code Pro1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Source Code Pr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5cm" svg:y1="3.353cm" svg:x2="3.855cm" svg:y2="15.037cm">
          <text:p/>
        </draw:line>
        <draw:line draw:style-name="gr1" draw:text-style-name="P1" draw:layer="layout" svg:x1="8.351cm" svg:y1="3.357cm" svg:x2="8.327cm" svg:y2="15.076cm">
          <text:p/>
        </draw:line>
        <draw:frame draw:style-name="gr2" draw:text-style-name="P3" draw:layer="layout" svg:width="3.81cm" svg:height="1.091cm" svg:x="2.273cm" svg:y="2.279cm">
          <draw:text-box>
            <text:p text:style-name="P2"><text:span text:style-name="T1">Producer</text:span></text:p>
          </draw:text-box>
        </draw:frame>
        <draw:frame draw:style-name="gr3" draw:text-style-name="P3" draw:layer="layout" svg:width="3.683cm" svg:height="1.218cm" svg:x="6.604cm" svg:y="2.252cm">
          <draw:text-box>
            <text:p text:style-name="P2"><text:span text:style-name="T1">Consumer</text:span></text:p>
          </draw:text-box>
        </draw:frame>
        <draw:line draw:style-name="gr4" draw:text-style-name="P5" draw:layer="layout" svg:x1="3.955cm" svg:y1="7.787cm" svg:x2="8.272cm" svg:y2="5.73cm">
          <text:p text:style-name="P4"><text:span text:style-name="T2">ready</text:span></text:p>
          <text:p text:style-name="P4"><text:span text:style-name="T3"/></text:p>
        </draw:line>
        <draw:line draw:style-name="gr5" draw:text-style-name="P6" draw:layer="layout" svg:x1="3.898cm" svg:y1="3.423cm" svg:x2="8.325cm" svg:y2="5.493cm">
          <text:p text:style-name="P4"><text:span text:style-name="T4">valid, data[0]</text:span></text:p>
          <text:p text:style-name="P4"><text:span text:style-name="T4"/></text:p>
        </draw:line>
        <draw:line draw:style-name="gr5" draw:text-style-name="P6" draw:layer="layout" svg:x1="3.859cm" svg:y1="8.022cm" svg:x2="8.286cm" svg:y2="10.092cm">
          <text:p text:style-name="P4"><text:span text:style-name="T4">valid, data[0]</text:span></text:p>
          <text:p text:style-name="P4"><text:span text:style-name="T4"/></text:p>
        </draw:line>
        <draw:line draw:style-name="gr5" draw:text-style-name="P6" draw:layer="layout" svg:x1="3.834cm" svg:y1="9.591cm" svg:x2="8.261cm" svg:y2="11.661cm">
          <text:p text:style-name="P4"><text:span text:style-name="T4">. . .</text:span></text:p>
          <text:p text:style-name="P4"><text:span text:style-name="T4"/></text:p>
        </draw:line>
        <draw:line draw:style-name="gr5" draw:text-style-name="P6" draw:layer="layout" svg:x1="3.814cm" svg:y1="10.46cm" svg:x2="8.241cm" svg:y2="12.53cm">
          <text:p text:style-name="P4"><text:span text:style-name="T4">valid, data[n]</text:span></text:p>
          <text:p text:style-name="P4"><text:span text:style-name="T4"/></text:p>
        </draw:line>
        <draw:line draw:style-name="gr4" draw:text-style-name="P5" draw:layer="layout" svg:x1="3.908cm" svg:y1="14.888cm" svg:x2="8.225cm" svg:y2="12.831cm">
          <text:p text:style-name="P4"><text:span text:style-name="T2">ready=</text:span><text:span text:style-name="T3">false</text:span></text:p>
          <text:p text:style-name="P4"><text:span text:style-name="T3"/></text:p>
        </draw:line>
        <draw:line draw:style-name="gr6" draw:text-style-name="P7" draw:layer="layout" svg:x1="3.858cm" svg:y1="14.784cm" svg:x2="3.149cm" svg:y2="14.778cm">
          <text:p/>
        </draw:line>
        <draw:line draw:style-name="gr6" draw:text-style-name="P7" draw:layer="layout" svg:x1="3.17cm" svg:y1="14.801cm" svg:x2="3.17cm" svg:y2="16.706cm">
          <text:p/>
        </draw:line>
        <draw:line draw:style-name="gr7" draw:text-style-name="P1" draw:layer="layout" svg:x1="3.17cm" svg:y1="16.705cm" svg:x2="3.932cm" svg:y2="16.705cm">
          <text:p/>
        </draw:line>
        <draw:frame draw:style-name="gr8" draw:text-style-name="P8" draw:layer="layout" svg:width="6.096cm" svg:height="3.455cm" svg:x="4.059cm" svg:y="15.435cm">
          <draw:text-box>
            <text:p><text:span text:style-name="T2">Producer keeps last sent byte (</text:span><text:span text:style-name="T5">data[n]</text:span><text:span text:style-name="T2">) in the bus</text:span></text:p>
          </draw:text-box>
        </draw:frame>
        <draw:line draw:style-name="gr5" draw:text-style-name="P6" draw:layer="layout" svg:x1="3.84cm" svg:y1="8.799cm" svg:x2="8.267cm" svg:y2="10.869cm">
          <text:p text:style-name="P4"><text:span text:style-name="T4">valid, data[1]</text:span></text:p>
          <text:p text:style-name="P4"><text:span text:style-name="T4"/></text:p>
        </draw:line>
        <draw:frame draw:style-name="gr9" draw:text-style-name="P10" draw:layer="layout" svg:width="8.636cm" svg:height="1.052cm" svg:x="2.27cm" svg:y="1cm">
          <draw:text-box>
            <text:p text:style-name="P9"><text:span text:style-name="T6">Buffer-Producer (B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24:15.192643868</meta:creation-date>
    <dc:date>2019-08-01T16:30:51.530541066</dc:date>
    <meta:editing-duration>PT2H51M19S</meta:editing-duration>
    <meta:editing-cycles>4</meta:editing-cycles>
    <meta:generator>LibreOffice/6.2.5.2$Linux_X86_64 LibreOffice_project/20$Build-2</meta:generator>
    <meta:document-statistic meta:object-count="16"/>
  </office:meta>
</office:document-meta>
</file>